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48" style:parent-style-name="Graphics">
      <style:graphic-properties draw:fill="none" draw:stroke="none"/>
    </style:style>
    <style:style style:family="graphic" style:name="a549" style:parent-style-name="Graphics">
      <style:graphic-properties draw:fill="none" draw:stroke="non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bitmap" draw:fill-image-name="a550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54" style:parent-style-name="Graphics">
      <style:graphic-properties draw:fill="none" draw:stroke="none"/>
    </style:style>
    <style:style style:family="graphic" style:name="a455" style:parent-style-name="Graphics">
      <style:graphic-properties draw:fill="none" draw:stroke="none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4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84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bitmap" draw:fill-image-name="a517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3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9" style:parent-style-name="Graphics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 style:parent-style-name="Graphics">
      <style:graphic-properties draw:fill="none" draw:stroke="non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draw:stroke="non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1" style:num-suffix="." text:start-value="2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font-family="Calibri Light" fo:font-size="100%"/>
      </text:list-level-style-number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1" style:num-suffix="." text:start-value="2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font-family="Calibri Light" fo:font-size="100%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57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1" style:num-suffix="." text:start-value="2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font-family="Calibri Light" fo:font-size="100%"/>
      </text:list-level-style-number>
    </text:list-style>
  </office:automatic-styles>
  <office:body>
    <office:presentation>
      <draw:page draw:name="Slide1" draw:style-name="a335" draw:master-page-name="Master1-Layout1-title-Diapositivo-de-Título" presentation:presentation-page-layout-name="Master1-PPL1" draw:id="Slide-256">
        <draw:custom-shape svg:x="0in" svg:y="0in" svg:width="13.33333in" svg:height="7.5in" draw:id="id63" draw:style-name="a338" draw:name="Rectangle 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5187in" svg:height="3.94925in" draw:id="id64" draw:style-name="a341" draw:transform="translate(-1.32593in -1.97462in) rotate(-0.7854) translate(1.41646in 0.4587in)" draw:name="Freeform: Shape 9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424873 3611191" draw:enhanced-path="M ?f0 ?f3 L ?f1 ?f0 ?f1 ?f2 ?f4 ?f2 Z N" draw:text-areas="?f21 ?f23 ?f22 ?f24" draw:glue-points="?f25 ?f26 ?f27 ?f28 ?f27 ?f29 ?f30 ?f29" draw:glue-point-leaving-directions="-90, -90, -90, -90">
            <draw:equation draw:name="f0" draw:formula="0"/>
            <draw:equation draw:name="f1" draw:formula="2424873"/>
            <draw:equation draw:name="f2" draw:formula="3611191"/>
            <draw:equation draw:name="f3" draw:formula="2424874"/>
            <draw:equation draw:name="f4" draw:formula="1186317"/>
            <draw:equation draw:name="f5" draw:formula="?f2 - ?f0"/>
            <draw:equation draw:name="f6" draw:formula="?f1 - ?f0"/>
            <draw:equation draw:name="f7" draw:formula="?f6 / 2424873"/>
            <draw:equation draw:name="f8" draw:formula="?f5 / 3611191"/>
            <draw:equation draw:name="f9" draw:formula="0 * ?f6"/>
            <draw:equation draw:name="f10" draw:formula="2424874 * ?f5"/>
            <draw:equation draw:name="f11" draw:formula="2424873 * ?f6"/>
            <draw:equation draw:name="f12" draw:formula="0 * ?f5"/>
            <draw:equation draw:name="f13" draw:formula="3611191 * ?f5"/>
            <draw:equation draw:name="f14" draw:formula="1186317 * ?f6"/>
            <draw:equation draw:name="f15" draw:formula="?f9 / 2424873"/>
            <draw:equation draw:name="f16" draw:formula="?f10 / 3611191"/>
            <draw:equation draw:name="f17" draw:formula="?f11 / 2424873"/>
            <draw:equation draw:name="f18" draw:formula="?f12 / 3611191"/>
            <draw:equation draw:name="f19" draw:formula="?f13 / 3611191"/>
            <draw:equation draw:name="f20" draw:formula="?f14 / 2424873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7"/>
          </draw:enhanced-geometry>
        </draw:custom-shape>
        <draw:custom-shape svg:width="1.7891in" svg:height="1.7891in" draw:id="id65" draw:style-name="a344" draw:transform="translate(-0.89455in -0.89455in) rotate(-0.7854) translate(2.61262in 0.52427in)" draw:name="Freeform: Shape 11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635955 1635955" draw:enhanced-path="M ?f0 ?f2 L ?f2 ?f0 ?f1 ?f0 ?f1 ?f1 ?f0 ?f1 Z N" draw:text-areas="?f11 ?f11 ?f12 ?f12" draw:glue-points="?f13 ?f14 ?f14 ?f13 ?f15 ?f13 ?f15 ?f15 ?f13 ?f15" draw:glue-point-leaving-directions="-90, -90, -90, -90, -90">
            <draw:equation draw:name="f0" draw:formula="0"/>
            <draw:equation draw:name="f1" draw:formula="1635955"/>
            <draw:equation draw:name="f2" draw:formula="957987"/>
            <draw:equation draw:name="f3" draw:formula="?f1 - ?f0"/>
            <draw:equation draw:name="f4" draw:formula="?f3 / 1635955"/>
            <draw:equation draw:name="f5" draw:formula="0 * ?f3"/>
            <draw:equation draw:name="f6" draw:formula="957987 * ?f3"/>
            <draw:equation draw:name="f7" draw:formula="1635955 * ?f3"/>
            <draw:equation draw:name="f8" draw:formula="?f5 / 1635955"/>
            <draw:equation draw:name="f9" draw:formula="?f6 / 1635955"/>
            <draw:equation draw:name="f10" draw:formula="?f7 / 1635955"/>
            <draw:equation draw:name="f11" draw:formula="?f0 / ?f4"/>
            <draw:equation draw:name="f12" draw:formula="?f1 / ?f4"/>
            <draw:equation draw:name="f13" draw:formula="?f8 / ?f4"/>
            <draw:equation draw:name="f14" draw:formula="?f9 / ?f4"/>
            <draw:equation draw:name="f15" draw:formula="?f10 / ?f4"/>
          </draw:enhanced-geometry>
        </draw:custom-shape>
        <draw:custom-shape svg:width="4.43941in" svg:height="2.78665in" draw:id="id66" draw:style-name="a347" draw:transform="translate(-2.2197in -1.39332in) rotate(-0.7854) translate(12.74899in 1.38614in)" draw:name="Freeform: Shape 13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type="non-primitive" svg:viewBox="0 0 4059393 2548110" draw:enhanced-path="M ?f0 ?f3 L ?f3 ?f0 ?f1 ?f2 ?f0 ?f2 Z N" draw:text-areas="?f20 ?f22 ?f21 ?f23" draw:glue-points="?f24 ?f25 ?f26 ?f27 ?f28 ?f29 ?f24 ?f29" draw:glue-point-leaving-directions="-90, -90, -90, -90">
            <draw:equation draw:name="f0" draw:formula="0"/>
            <draw:equation draw:name="f1" draw:formula="4059393"/>
            <draw:equation draw:name="f2" draw:formula="2548110"/>
            <draw:equation draw:name="f3" draw:formula="1511282"/>
            <draw:equation draw:name="f4" draw:formula="?f2 - ?f0"/>
            <draw:equation draw:name="f5" draw:formula="?f1 - ?f0"/>
            <draw:equation draw:name="f6" draw:formula="?f5 / 4059393"/>
            <draw:equation draw:name="f7" draw:formula="?f4 / 2548110"/>
            <draw:equation draw:name="f8" draw:formula="0 * ?f5"/>
            <draw:equation draw:name="f9" draw:formula="1511282 * ?f4"/>
            <draw:equation draw:name="f10" draw:formula="1511282 * ?f5"/>
            <draw:equation draw:name="f11" draw:formula="0 * ?f4"/>
            <draw:equation draw:name="f12" draw:formula="4059393 * ?f5"/>
            <draw:equation draw:name="f13" draw:formula="2548110 * ?f4"/>
            <draw:equation draw:name="f14" draw:formula="?f8 / 4059393"/>
            <draw:equation draw:name="f15" draw:formula="?f9 / 2548110"/>
            <draw:equation draw:name="f16" draw:formula="?f10 / 4059393"/>
            <draw:equation draw:name="f17" draw:formula="?f11 / 2548110"/>
            <draw:equation draw:name="f18" draw:formula="?f12 / 4059393"/>
            <draw:equation draw:name="f19" draw:formula="?f13 / 2548110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18 / ?f6"/>
            <draw:equation draw:name="f29" draw:formula="?f19 / ?f7"/>
          </draw:enhanced-geometry>
        </draw:custom-shape>
        <draw:custom-shape svg:width="1.29671in" svg:height="1.29671in" draw:id="id67" draw:style-name="a350" draw:transform="translate(-0.64835in -0.64835in) rotate(-0.7854) translate(11.87202in 2.25137in)" draw:name="Rectangle 15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7378in" svg:height="2.58762in" draw:id="id68" draw:style-name="a353" draw:transform="translate(-1.33689in -1.29381in) rotate(-0.7854) translate(1.30457in 6.97922in)" draw:name="Freeform: Shape 17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2203753 2132734" draw:enhanced-path="M ?f0 ?f0 L ?f1 ?f0 ?f1 ?f3 ?f4 ?f2 ?f0 ?f5 Z N" draw:text-areas="?f24 ?f26 ?f25 ?f27" draw:glue-points="?f28 ?f29 ?f30 ?f29 ?f30 ?f31 ?f32 ?f33 ?f28 ?f34" draw:glue-point-leaving-directions="-90, -90, -90, -90, -90">
            <draw:equation draw:name="f0" draw:formula="0"/>
            <draw:equation draw:name="f1" draw:formula="2203753"/>
            <draw:equation draw:name="f2" draw:formula="2132734"/>
            <draw:equation draw:name="f3" draw:formula="576461"/>
            <draw:equation draw:name="f4" draw:formula="647480"/>
            <draw:equation draw:name="f5" draw:formula="1485255"/>
            <draw:equation draw:name="f6" draw:formula="?f2 - ?f0"/>
            <draw:equation draw:name="f7" draw:formula="?f1 - ?f0"/>
            <draw:equation draw:name="f8" draw:formula="?f7 / 2203753"/>
            <draw:equation draw:name="f9" draw:formula="?f6 / 2132734"/>
            <draw:equation draw:name="f10" draw:formula="0 * ?f7"/>
            <draw:equation draw:name="f11" draw:formula="0 * ?f6"/>
            <draw:equation draw:name="f12" draw:formula="2203753 * ?f7"/>
            <draw:equation draw:name="f13" draw:formula="576461 * ?f6"/>
            <draw:equation draw:name="f14" draw:formula="647480 * ?f7"/>
            <draw:equation draw:name="f15" draw:formula="2132734 * ?f6"/>
            <draw:equation draw:name="f16" draw:formula="1485255 * ?f6"/>
            <draw:equation draw:name="f17" draw:formula="?f10 / 2203753"/>
            <draw:equation draw:name="f18" draw:formula="?f11 / 2132734"/>
            <draw:equation draw:name="f19" draw:formula="?f12 / 2203753"/>
            <draw:equation draw:name="f20" draw:formula="?f13 / 2132734"/>
            <draw:equation draw:name="f21" draw:formula="?f14 / 2203753"/>
            <draw:equation draw:name="f22" draw:formula="?f15 / 2132734"/>
            <draw:equation draw:name="f23" draw:formula="?f16 / 2132734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17 / ?f8"/>
            <draw:equation draw:name="f29" draw:formula="?f18 / ?f9"/>
            <draw:equation draw:name="f30" draw:formula="?f19 / ?f8"/>
            <draw:equation draw:name="f31" draw:formula="?f20 / ?f9"/>
            <draw:equation draw:name="f32" draw:formula="?f21 / ?f8"/>
            <draw:equation draw:name="f33" draw:formula="?f22 / ?f9"/>
            <draw:equation draw:name="f34" draw:formula="?f23 / ?f9"/>
          </draw:enhanced-geometry>
        </draw:custom-shape>
        <draw:custom-shape svg:width="1.01538in" svg:height="1.01538in" draw:id="id69" draw:style-name="a356" draw:transform="translate(-0.50769in -0.50769in) rotate(-0.7854) translate(2.44315in 6.45683in)" draw:name="Rectangle 19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8939in" svg:height="5.8939in" draw:id="id70" draw:style-name="a359" draw:transform="translate(-2.94695in -2.94695in) rotate(-0.7854) translate(6.66667in 3.75in)" draw:name="Freeform: Shape 21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5389379 5389379" draw:enhanced-path="M ?f0 ?f2 L ?f2 ?f0 ?f1 ?f0 ?f1 ?f3 ?f3 ?f1 ?f0 ?f1 Z N" draw:text-areas="?f14 ?f14 ?f15 ?f15" draw:glue-points="?f16 ?f17 ?f17 ?f16 ?f18 ?f16 ?f18 ?f19 ?f19 ?f18 ?f16 ?f18" draw:glue-point-leaving-directions="-90, -90, -90, -90, -90, -90">
            <draw:equation draw:name="f0" draw:formula="0"/>
            <draw:equation draw:name="f1" draw:formula="5389379"/>
            <draw:equation draw:name="f2" draw:formula="540040"/>
            <draw:equation draw:name="f3" draw:formula="4838655"/>
            <draw:equation draw:name="f4" draw:formula="?f1 - ?f0"/>
            <draw:equation draw:name="f5" draw:formula="?f4 / 5389379"/>
            <draw:equation draw:name="f6" draw:formula="0 * ?f4"/>
            <draw:equation draw:name="f7" draw:formula="540040 * ?f4"/>
            <draw:equation draw:name="f8" draw:formula="5389379 * ?f4"/>
            <draw:equation draw:name="f9" draw:formula="4838655 * ?f4"/>
            <draw:equation draw:name="f10" draw:formula="?f6 / 5389379"/>
            <draw:equation draw:name="f11" draw:formula="?f7 / 5389379"/>
            <draw:equation draw:name="f12" draw:formula="?f8 / 5389379"/>
            <draw:equation draw:name="f13" draw:formula="?f9 / 5389379"/>
            <draw:equation draw:name="f14" draw:formula="?f0 / ?f5"/>
            <draw:equation draw:name="f15" draw:formula="?f1 / ?f5"/>
            <draw:equation draw:name="f16" draw:formula="?f10 / ?f5"/>
            <draw:equation draw:name="f17" draw:formula="?f11 / ?f5"/>
            <draw:equation draw:name="f18" draw:formula="?f12 / ?f5"/>
            <draw:equation draw:name="f19" draw:formula="?f13 / ?f5"/>
          </draw:enhanced-geometry>
        </draw:custom-shape>
        <draw:custom-shape svg:width="7.4272in" svg:height="7.4272in" draw:id="id71" draw:style-name="a362" draw:transform="translate(-3.7136in -3.7136in) rotate(-0.7854) translate(6.66667in 3.75in)" draw:name="Freeform: Shape 23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6791435 6791435" draw:enhanced-path="M ?f2 ?f3 L ?f4 ?f0 ?f1 ?f0 ?f1 ?f5 ?f6 ?f7 ?f6 ?f3 Z M ?f0 ?f4 L ?f3 ?f2 ?f3 ?f6 ?f7 ?f6 ?f5 ?f1 ?f0 ?f1 Z N" draw:text-areas="?f26 ?f26 ?f27 ?f27" draw:glue-points="?f28 ?f29 ?f30 ?f31 ?f32 ?f31 ?f32 ?f33 ?f34 ?f35 ?f34 ?f29 ?f31 ?f30 ?f29 ?f28 ?f29 ?f34 ?f35 ?f34 ?f33 ?f32 ?f31 ?f32" draw:glue-point-leaving-directions="-90, -90, -90, -90, -90, -90, -90, -90, -90, -90, -90, -90">
            <draw:equation draw:name="f0" draw:formula="0"/>
            <draw:equation draw:name="f1" draw:formula="6791435"/>
            <draw:equation draw:name="f2" draw:formula="1860938"/>
            <draw:equation draw:name="f3" draw:formula="81158"/>
            <draw:equation draw:name="f4" draw:formula="1942096"/>
            <draw:equation draw:name="f5" draw:formula="4838655"/>
            <draw:equation draw:name="f6" draw:formula="6710277"/>
            <draw:equation draw:name="f7" draw:formula="4919813"/>
            <draw:equation draw:name="f8" draw:formula="?f1 - ?f0"/>
            <draw:equation draw:name="f9" draw:formula="?f8 / 6791435"/>
            <draw:equation draw:name="f10" draw:formula="1860938 * ?f8"/>
            <draw:equation draw:name="f11" draw:formula="81158 * ?f8"/>
            <draw:equation draw:name="f12" draw:formula="1942096 * ?f8"/>
            <draw:equation draw:name="f13" draw:formula="0 * ?f8"/>
            <draw:equation draw:name="f14" draw:formula="6791435 * ?f8"/>
            <draw:equation draw:name="f15" draw:formula="4838655 * ?f8"/>
            <draw:equation draw:name="f16" draw:formula="6710277 * ?f8"/>
            <draw:equation draw:name="f17" draw:formula="4919813 * ?f8"/>
            <draw:equation draw:name="f18" draw:formula="?f10 / 6791435"/>
            <draw:equation draw:name="f19" draw:formula="?f11 / 6791435"/>
            <draw:equation draw:name="f20" draw:formula="?f12 / 6791435"/>
            <draw:equation draw:name="f21" draw:formula="?f13 / 6791435"/>
            <draw:equation draw:name="f22" draw:formula="?f14 / 6791435"/>
            <draw:equation draw:name="f23" draw:formula="?f15 / 6791435"/>
            <draw:equation draw:name="f24" draw:formula="?f16 / 6791435"/>
            <draw:equation draw:name="f25" draw:formula="?f17 / 6791435"/>
            <draw:equation draw:name="f26" draw:formula="?f0 / ?f9"/>
            <draw:equation draw:name="f27" draw:formula="?f1 / ?f9"/>
            <draw:equation draw:name="f28" draw:formula="?f18 / ?f9"/>
            <draw:equation draw:name="f29" draw:formula="?f19 / ?f9"/>
            <draw:equation draw:name="f30" draw:formula="?f20 / ?f9"/>
            <draw:equation draw:name="f31" draw:formula="?f21 / ?f9"/>
            <draw:equation draw:name="f32" draw:formula="?f22 / ?f9"/>
            <draw:equation draw:name="f33" draw:formula="?f23 / ?f9"/>
            <draw:equation draw:name="f34" draw:formula="?f24 / ?f9"/>
            <draw:equation draw:name="f35" draw:formula="?f25 / ?f9"/>
          </draw:enhanced-geometry>
        </draw:custom-shape>
        <draw:frame draw:id="id75" presentation:style-name="a370" draw:name="Subtítulo 2" svg:x="4.85524in" svg:y="4.94195in" svg:width="3.62285in" svg:height="1.24874in" presentation:class="subtitle" presentation:placeholder="false">
          <draw:text-box>
            <text:p text:style-name="a364" text:class-names="" text:cond-style-name="" text:id="id72"><text:span text:style-name="a363" text:class-names="">Juan Bellon, up201908142</text:span></text:p>
            <text:p text:style-name="a366" text:class-names="" text:cond-style-name="" text:id="id73"><text:span text:style-name="a365" text:class-names="">Luísa Araújo, up201904996</text:span></text:p>
            <text:p text:style-name="a369" text:class-names="" text:cond-style-name="" text:id="id74"><text:span text:style-name="a367" text:class-names="">Nuno Melo, up202003324</text:span><text:span text:style-name="a368" text:class-names=""/></text:p>
          </draw:text-box>
          <svg:title/>
          <svg:desc/>
        </draw:frame>
        <draw:frame draw:id="id77" presentation:style-name="a374" draw:name="Título 1" svg:x="3.50464in" svg:y="2.57397in" svg:width="6.32406in" svg:height="2.35205in" presentation:class="title" presentation:placeholder="false">
          <draw:text-box>
            <text:p text:style-name="a373" text:class-names="" text:cond-style-name="" text:id="id76"><text:span text:style-name="a371" text:class-names="">Inteligência Artificial<text:line-break/>Trabalho 1</text:span><text:span text:style-name="a372" text:class-names=""/></text:p>
          </draw:text-box>
          <svg:title/>
          <svg:desc/>
        </draw:frame>
        <draw:custom-shape svg:width="2.44072in" svg:height="2.80929in" draw:id="id78" draw:style-name="a377" draw:transform="translate(-1.22036in -1.40464in) rotate(-0.7854) translate(11.75164in 7.37314in)" draw:name="Freeform: Shape 25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940086 3384061" draw:enhanced-path="M ?f0 ?f0 L ?f3 ?f0 ?f1 ?f4 ?f0 ?f2 Z N" draw:text-areas="?f21 ?f23 ?f22 ?f24" draw:glue-points="?f25 ?f26 ?f27 ?f26 ?f28 ?f29 ?f25 ?f30" draw:glue-point-leaving-directions="-90, -90, -90, -90">
            <draw:equation draw:name="f0" draw:formula="0"/>
            <draw:equation draw:name="f1" draw:formula="2940086"/>
            <draw:equation draw:name="f2" draw:formula="3384061"/>
            <draw:equation draw:name="f3" draw:formula="2496112"/>
            <draw:equation draw:name="f4" draw:formula="443975"/>
            <draw:equation draw:name="f5" draw:formula="?f2 - ?f0"/>
            <draw:equation draw:name="f6" draw:formula="?f1 - ?f0"/>
            <draw:equation draw:name="f7" draw:formula="?f6 / 2940086"/>
            <draw:equation draw:name="f8" draw:formula="?f5 / 3384061"/>
            <draw:equation draw:name="f9" draw:formula="0 * ?f6"/>
            <draw:equation draw:name="f10" draw:formula="0 * ?f5"/>
            <draw:equation draw:name="f11" draw:formula="2496112 * ?f6"/>
            <draw:equation draw:name="f12" draw:formula="2940086 * ?f6"/>
            <draw:equation draw:name="f13" draw:formula="443975 * ?f5"/>
            <draw:equation draw:name="f14" draw:formula="3384061 * ?f5"/>
            <draw:equation draw:name="f15" draw:formula="?f9 / 2940086"/>
            <draw:equation draw:name="f16" draw:formula="?f10 / 3384061"/>
            <draw:equation draw:name="f17" draw:formula="?f11 / 2940086"/>
            <draw:equation draw:name="f18" draw:formula="?f12 / 2940086"/>
            <draw:equation draw:name="f19" draw:formula="?f13 / 3384061"/>
            <draw:equation draw:name="f20" draw:formula="?f14 / 3384061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7"/>
            <draw:equation draw:name="f29" draw:formula="?f19 / ?f8"/>
            <draw:equation draw:name="f30" draw:formula="?f20 / ?f8"/>
          </draw:enhanced-geometry>
        </draw:custom-shape>
        <draw:custom-shape svg:width="1.04985in" svg:height="1.04985in" draw:id="id79" draw:style-name="a380" draw:transform="translate(-0.52492in -0.52492in) rotate(-0.7854) translate(11.15491in 6.25934in)" draw:name="Rectangle 27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7" anim:iterate-type="by-word" anim:iterate-interval="PT0.150000S" smil:begin="0.5s" smil:fill="hold">
                  <anim:set smil:targetElement="id77" smil:attributeName="visibility" smil:to="visible" smil:begin="0.0s" smil:dur="0.00100000004749745s" smil:fill="hold"/>
                  <anim:transitionFilter smil:targetElement="id77" smil:type="fade" smil:subtype="crossfade" smil:dur="1.0s"/>
                </anim:iterate>
                <anim:iterate presentation:node-type="with-previous" presentation:preset-id="10" presentation:preset-sub-type="0" presentation:preset-class="entrance" presentation:group-id="0" smil:targetElement="id72" anim:iterate-type="by-word" anim:iterate-interval="PT0.150000S" smil:begin="1.0s" smil:fill="hold">
                  <anim:set smil:targetElement="id72" smil:attributeName="visibility" smil:to="visible" smil:begin="0.0s" smil:dur="0.00100000004749745s" smil:fill="hold"/>
                  <anim:transitionFilter smil:targetElement="id72" smil:type="fade" smil:subtype="crossfade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73" anim:iterate-type="by-word" anim:iterate-interval="PT0.150000S" smil:begin="1.0s" smil:fill="hold">
                  <anim:set smil:targetElement="id73" smil:attributeName="visibility" smil:to="visible" smil:begin="0.0s" smil:dur="0.00100000004749745s" smil:fill="hold"/>
                  <anim:transitionFilter smil:targetElement="id73" smil:type="fade" smil:subtype="crossfade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74" anim:iterate-type="by-word" anim:iterate-interval="PT0.150000S" smil:begin="1.0s" smil:fill="hold">
                  <anim:set smil:targetElement="id74" smil:attributeName="visibility" smil:to="visible" smil:begin="0.0s" smil:dur="0.00100000004749745s" smil:fill="hold"/>
                  <anim:transitionFilter smil:targetElement="id74" smil:type="fade" smil:subtype="crossfade" smil:dur="1.0s"/>
                </anim:iterate>
              </anim:par>
            </anim:par>
          </anim:seq>
        </anim:par>
      </draw:page>
      <draw:page draw:name="Slide5" draw:style-name="a381" draw:master-page-name="Master1-Layout2-obj-Título-e-Objeto" presentation:presentation-page-layout-name="Master1-PPL2" draw:id="Slide-260">
        <draw:custom-shape svg:x="0in" svg:y="0in" svg:width="13.33333in" svg:height="7.5in" draw:id="id80" draw:style-name="a384" draw:name="Rectangle 7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presentation:style-name="a388" draw:name="Título 1" svg:x="0.7037in" svg:y="0.35185in" svg:width="11.92593in" svg:height="1.24206in" presentation:class="title" presentation:placeholder="false">
          <draw:text-box>
            <text:p text:style-name="a387" text:class-names="" text:cond-style-name=""><text:span text:style-name="a385" text:class-names="">Robot Mazes</text:span><text:span text:style-name="a386" text:class-names=""/></text:p>
          </draw:text-box>
          <svg:title/>
          <svg:desc/>
        </draw:frame>
        <draw:frame draw:id="id82" presentation:style-name="a406" draw:name="Marcador de Posição de Conteúdo 2" svg:x="0.7037in" svg:y="1.94989in" svg:width="11.92593in" svg:height="4.80532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>Single player game.</text:span></text:p>
              </text:list-item>
            </text:list>
            <text:list text:style-name="a395">
              <text:list-item>
                <text:p text:style-name="a394" text:class-names="" text:cond-style-name=""><text:span text:style-name="a392" text:class-names="">Main goal</text:span><text:span text:style-name="a393" text:class-names="">: Find the shortest sequence of necessary moves to reach the exit.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From the departure point until the exit the robot is going to follow every move of the sequence in a cycle.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If the robot bumps into a wall it does not move and passes to the next instruction (operator) of the sequence.<text:s text:c="1"/></text:span></text:p>
              </text:list-item>
            </text:list>
            <text:list text:style-name="a405">
              <text:list-item>
                <text:p text:style-name="a404" text:class-names="" text:cond-style-name=""><text:span text:style-name="a402" text:class-names="">Example:</text:span><text:span text:style-name="a403" text:class-names=""/></text:p>
              </text:list-item>
            </text:list>
          </draw:text-box>
          <svg:title/>
          <svg:desc/>
        </draw:frame>
        <draw:custom-shape svg:width="0.70578in" svg:height="0.70578in" draw:id="id83" draw:style-name="a409" draw:transform="translate(-0.35289in -0.35289in) rotate(-0.7854) translate(12.44019in 2.67138in)" draw:name="Rectangle 9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84" draw:style-name="a412" draw:transform="translate(-1.38497in -0.6961in) rotate(-4.71239) translate(12.63723in 2.16485in)" draw:name="Isosceles Triangle 11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85" draw:style-name="a415" draw:transform="translate(-1.10322in -0.55449in) rotate(-1.5708) translate(0.55447in 6.13547in)" draw:name="Isosceles Triangle 13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86" draw:style-name="a418" draw:transform="translate(-0.26551in -0.26551in) rotate(-0.7854) translate(0.73349in 6.53051in)" draw:name="Rectangle 15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19" draw:name="Imagem 4" svg:x="2.75338in" svg:y="4.51725in" svg:width="4.38945in" svg:height="2.31336in" style:rel-width="scale" style:rel-height="scale">
          <draw:image xlink:href="media/image1.tmp" xlink:type="simple" xlink:show="embed" xlink:actuate="onLoad"/>
          <svg:title/>
          <svg:desc>Uma imagem com texto, palavras cruzadas

Descrição gerada automaticamente</svg:desc>
        </draw:frame>
        <draw:frame draw:id="id88" draw:style-name="a420" draw:name="Imagem 6" svg:x="7.72912in" svg:y="4.61658in" svg:width="1.91671in" svg:height="2.14904in" style:rel-width="scale" style:rel-height="scale">
          <draw:image xlink:href="media/image2.tmp" xlink:type="simple" xlink:show="embed" xlink:actuate="onLoad"/>
          <svg:title/>
          <svg:desc/>
        </draw:frame>
        <draw:frame draw:id="id89" draw:style-name="a421" draw:name="Imagem 10" svg:x="9.90826in" svg:y="4.71412in" svg:width="1.74247in" svg:height="2.06192in" style:rel-width="scale" style:rel-height="scale">
          <draw:image xlink:href="media/image3.tmp" xlink:type="simple" xlink:show="embed" xlink:actuate="onLoad"/>
          <svg:title/>
          <svg:desc/>
        </draw:frame>
      </draw:page>
      <draw:page draw:name="Slide2" draw:style-name="a422" draw:master-page-name="Master1-Layout2-obj-Título-e-Objeto" presentation:presentation-page-layout-name="Master1-PPL2" draw:id="Slide-257">
        <draw:custom-shape svg:x="0in" svg:y="0in" svg:width="13.33333in" svg:height="7.5in" draw:id="id90" draw:style-name="a425" draw:name="Rectangle 7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429" draw:name="Título 1" svg:x="0.7037in" svg:y="0.35185in" svg:width="11.92593in" svg:height="1.24206in" presentation:class="title" presentation:placeholder="false">
          <draw:text-box>
            <text:p text:style-name="a428" text:class-names="" text:cond-style-name=""><text:span text:style-name="a426" text:class-names="">References</text:span><text:span text:style-name="a427" text:class-names=""/></text:p>
          </draw:text-box>
          <svg:title/>
          <svg:desc/>
        </draw:frame>
        <draw:frame draw:id="id92" presentation:style-name="a441" draw:name="Marcador de Posição de Conteúdo 2" svg:x="0.7037in" svg:y="1.94989in" svg:width="11.92593in" svg:height="4.80532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0" text:class-names=""><text:a xlink:href="https://mat.uab.cat/~alseda/MasterOpt/AStar-Algorithm.pdf" text:style-name="" text:visited-style-name="">https://mat.uab.cat/~alseda/MasterOpt/AStar-Algorithm.pdf</text:a></text:span><text:span text:style-name="a431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4" text:class-names=""><text:a xlink:href="http://bryukh.com/labyrinth-algorithms/" text:style-name="" text:visited-style-name="">http://bryukh.com/labyrinth-algorithms/</text:a></text:span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</draw:text-box>
          <svg:title/>
          <svg:desc/>
        </draw:frame>
        <draw:custom-shape svg:width="0.70578in" svg:height="0.70578in" draw:id="id93" draw:style-name="a444" draw:transform="translate(-0.35289in -0.35289in) rotate(-0.7854) translate(12.44019in 2.67138in)" draw:name="Rectangle 9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94" draw:style-name="a447" draw:transform="translate(-1.38497in -0.6961in) rotate(-4.71239) translate(12.63723in 2.16485in)" draw:name="Isosceles Triangle 11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95" draw:style-name="a450" draw:transform="translate(-1.10322in -0.55449in) rotate(-1.5708) translate(0.55447in 6.13547in)" draw:name="Isosceles Triangle 13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96" draw:style-name="a453" draw:transform="translate(-0.26551in -0.26551in) rotate(-0.7854) translate(0.73349in 6.53051in)" draw:name="Rectangle 15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454" draw:name="Imagem 9" svg:x="0.54846in" svg:y="3.17044in" svg:width="5.77396in" svg:height="3.5167in" style:rel-width="scale" style:rel-height="scale">
          <draw:image xlink:href="media/image4.tmp" xlink:type="simple" xlink:show="embed" xlink:actuate="onLoad"/>
          <svg:title/>
          <svg:desc>Uma imagem com texto

Descrição gerada automaticamente</svg:desc>
        </draw:frame>
        <draw:frame draw:id="id98" draw:style-name="a455" draw:name="Imagem 11" svg:x="6.82774in" svg:y="3.06464in" svg:width="4.91901in" svg:height="3.93521in" style:rel-width="scale" style:rel-height="scale">
          <draw:image xlink:href="media/image5.tmp" xlink:type="simple" xlink:show="embed" xlink:actuate="onLoad"/>
          <svg:title/>
          <svg:desc>Uma imagem com texto

Descrição gerada automaticamente</svg:desc>
        </draw:frame>
      </draw:page>
      <draw:page draw:name="Slide3" draw:style-name="a456" draw:master-page-name="Master1-Layout2-obj-Título-e-Objeto" presentation:presentation-page-layout-name="Master1-PPL2" draw:id="Slide-258">
        <draw:custom-shape svg:x="0in" svg:y="0in" svg:width="13.33333in" svg:height="7.5in" draw:id="id99" draw:style-name="a459" draw:name="Rectangle 7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presentation:style-name="a463" draw:name="Título 1" svg:x="0.7037in" svg:y="0.35185in" svg:width="11.92593in" svg:height="1.24206in" presentation:class="title" presentation:placeholder="false">
          <draw:text-box>
            <text:p text:style-name="a462" text:class-names="" text:cond-style-name=""><text:span text:style-name="a460" text:class-names="">Formulation as a search problem (Part 1)</text:span><text:span text:style-name="a461" text:class-names=""/></text:p>
          </draw:text-box>
          <svg:title/>
          <svg:desc/>
        </draw:frame>
        <draw:frame draw:id="id101" presentation:style-name="a504" draw:name="Marcador de Posição de Conteúdo 2" svg:x="0.7037in" svg:y="1.94989in" svg:width="11.92593in" svg:height="4.80532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4" text:class-names="">State Representation</text:span><text:span text:style-name="a465" text:class-names="">: place(x,y) represents what<text:s text:c="1"/></text:span><text:span text:style-name="a466" text:class-names="">is located in</text:span><text:span text:style-name="a467" text:class-names=""><text:s text:c="1"/>the (x,y) coordinates. It can be a wall, the exit door, the robot or even nothing! Let’s assume: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(x,y) – Represents the robot’s current position.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if place(x,y) == 0 then (x,y) is free.</text:span></text:p>
              </text:list-item>
            </text:list>
            <text:list text:style-name="a479">
              <text:list-item>
                <text:p text:style-name="a478" text:class-names="" text:cond-style-name=""><text:span text:style-name="a476" text:class-names="">if place(x,y) ==</text:span><text:span text:style-name="a477" text:class-names=""><text:s text:c="1"/>1 then a wall occupies (x,y).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If place(x,y) == 2 then the exit is in (x,y).</text:span></text:p>
              </text:list-item>
            </text:list>
            <text:list text:style-name="a486">
              <text:list-item>
                <text:p text:style-name="a485" text:class-names="" text:cond-style-name=""><text:span text:style-name="a483" text:class-names="">Initial State:<text:s text:c="1"/></text:span><text:span text:style-name="a484" text:class-names="">Can be any (x,y) where place(x,y) = 0. For example, (0,0) &amp; place(0,0) = 0 can be our initial state.</text:span></text:p>
              </text:list-item>
            </text:list>
            <text:list text:style-name="a490">
              <text:list-item>
                <text:p text:style-name="a489" text:class-names="" text:cond-style-name=""><text:span text:style-name="a487" text:class-names="">Objective Test:<text:s text:c="1"/></text:span><text:span text:style-name="a488" text:class-names="">Any (x,y) where place(x,y) = 2</text:span></text:p>
              </text:list-item>
            </text:list>
            <text:list text:style-name="a494">
              <text:list-item>
                <text:p text:style-name="a493" text:class-names="" text:cond-style-name=""><text:span text:style-name="a491" text:class-names="">Heuristic Function:<text:s text:c="1"/></text:span><text:span text:style-name="a492" text:class-names="">h(n) = | n.x – f.x | + | n.y – f.y |, where f is the final coordinate.</text:span></text:p>
              </text:list-item>
            </text:list>
            <text:list text:style-name="a500">
              <text:list-item>
                <text:p text:style-name="a499" text:class-names="" text:cond-style-name=""><text:span text:style-name="a495" text:class-names=""><text:s text:c="8"/></text:span><text:span text:style-name="a496" text:class-names="">Cost</text:span><text:span text:style-name="a497" text:class-names="">: Length of the sequence of moves. A* = Heuristic + Cost</text:span><text:span text:style-name="a498" text:class-names=""/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  <draw:custom-shape svg:width="0.70578in" svg:height="0.70578in" draw:id="id102" draw:style-name="a507" draw:transform="translate(-0.35289in -0.35289in) rotate(-0.7854) translate(12.44019in 2.67138in)" draw:name="Rectangle 9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03" draw:style-name="a510" draw:transform="translate(-1.38497in -0.6961in) rotate(-4.71239) translate(12.63723in 2.16485in)" draw:name="Isosceles Triangle 11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04" draw:style-name="a513" draw:transform="translate(-1.10322in -0.55449in) rotate(-1.5708) translate(0.55447in 6.13547in)" draw:name="Isosceles Triangle 1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05" draw:style-name="a516" draw:transform="translate(-0.26551in -0.26551in) rotate(-0.7854) translate(0.73349in 6.53051in)" draw:name="Rectangle 1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518" draw:master-page-name="Master1-Layout2-obj-Título-e-Objeto" presentation:presentation-page-layout-name="Master1-PPL2" draw:id="Slide-259">
        <draw:custom-shape svg:x="0in" svg:y="0in" svg:width="13.33333in" svg:height="7.5in" draw:id="id106" draw:style-name="a521" draw:name="Rectangle 7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525" draw:name="Título 1" svg:x="0.7037in" svg:y="0.35185in" svg:width="11.92593in" svg:height="1.24206in" presentation:class="title" presentation:placeholder="false">
          <draw:text-box>
            <text:p text:style-name="a524" text:class-names="" text:cond-style-name=""><text:span text:style-name="a522" text:class-names="">Formulation as a search problem (Part 2)</text:span><text:span text:style-name="a523" text:class-names=""/></text:p>
          </draw:text-box>
          <svg:title/>
          <svg:desc/>
        </draw:frame>
        <draw:frame draw:id="id108" presentation:style-name="a535" draw:name="Marcador de Posição de Conteúdo 2" svg:x="0.7037in" svg:y="1.94989in" svg:width="11.92593in" svg:height="4.80532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Operators: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Let’s assume xSize and ySize are the labyrinth’s dimensions.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Considering the xy axis has its origin in the superior left corner.</text:span></text:p>
              </text:list-item>
            </text:list>
          </draw:text-box>
          <svg:title/>
          <svg:desc/>
        </draw:frame>
        <draw:custom-shape svg:width="0.70578in" svg:height="0.70578in" draw:id="id109" draw:style-name="a538" draw:transform="translate(-0.35289in -0.35289in) rotate(-0.7854) translate(12.44019in 2.67138in)" draw:name="Rectangle 9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10" draw:style-name="a541" draw:transform="translate(-1.38497in -0.6961in) rotate(-4.71239) translate(12.63723in 2.16485in)" draw:name="Isosceles Triangle 11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11" draw:style-name="a544" draw:transform="translate(-1.10322in -0.55449in) rotate(-1.5708) translate(0.55447in 6.13547in)" draw:name="Isosceles Triangle 13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12" draw:style-name="a547" draw:transform="translate(-0.26551in -0.26551in) rotate(-0.7854) translate(0.73349in 6.53051in)" draw:name="Rectangle 15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548" draw:name="Imagem 6" svg:x="9.39837in" svg:y="0.90497in" svg:width="3.04182in" svg:height="2.93765in" style:rel-width="scale" style:rel-height="scale">
          <draw:image xlink:href="media/image6.tmp" xlink:type="simple" xlink:show="embed" xlink:actuate="onLoad"/>
          <svg:title/>
          <svg:desc>Uma imagem com texto, aparelho, eletrodoméstico, micro-ondas

Descrição gerada automaticamente</svg:desc>
        </draw:frame>
        <draw:frame draw:id="id114" draw:style-name="a549" draw:name="Imagem 10" svg:x="1.72872in" svg:y="3.74981in" svg:width="6.64462in" svg:height="3.1562in" style:rel-width="scale" style:rel-height="scale">
          <draw:image xlink:href="media/image7.tmp" xlink:type="simple" xlink:show="embed" xlink:actuate="onLoad"/>
          <svg:title/>
          <svg:desc>Uma imagem com mesa

Descrição gerada automaticamente</svg:desc>
        </draw:frame>
      </draw:page>
      <draw:page draw:name="Slide7" draw:style-name="a551" draw:master-page-name="Master1-Layout2-obj-Título-e-Objeto" presentation:presentation-page-layout-name="Master1-PPL2" draw:id="Slide-262">
        <draw:custom-shape svg:x="0in" svg:y="0in" svg:width="13.33333in" svg:height="7.5in" draw:id="id115" draw:style-name="a554" draw:name="Rectangle 7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presentation:style-name="a558" draw:name="Título 1" svg:x="0.7037in" svg:y="0.35185in" svg:width="11.92593in" svg:height="1.24206in" presentation:class="title" presentation:placeholder="false">
          <draw:text-box>
            <text:p text:style-name="a557" text:class-names="" text:cond-style-name=""><text:span text:style-name="a555" text:class-names="">Implementation</text:span><text:span text:style-name="a556" text:class-names=""/></text:p>
          </draw:text-box>
          <svg:title/>
          <svg:desc/>
        </draw:frame>
        <draw:frame draw:id="id117" presentation:style-name="a593" draw:name="Marcador de Posição de Conteúdo 2" svg:x="0.7037in" svg:y="1.94989in" svg:width="11.92593in" svg:height="4.80532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9" text:class-names="">Programming language</text:span><text:span text:style-name="a560" text:class-names="">: Python.</text:span></text:p>
              </text:list-item>
            </text:list>
            <text:list text:style-name="a568">
              <text:list-item>
                <text:p text:style-name="a567" text:class-names="" text:cond-style-name=""><text:span text:style-name="a563" text:class-names="">Development Environment</text:span><text:span text:style-name="a564" text:class-names="">: Visual Studio Code and/or<text:s text:c="1"/></text:span><text:span text:style-name="a565" text:class-names="">Pycharm</text:span><text:span text:style-name="a566" text:class-names="">.</text:span></text:p>
              </text:list-item>
            </text:list>
            <text:list text:style-name="a572">
              <text:list-item>
                <text:p text:style-name="a571" text:class-names="" text:cond-style-name=""><text:span text:style-name="a569" text:class-names="">Data Structures</text:span><text:span text:style-name="a570" text:class-names="">: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Maze - Two dimensions array or vector, for example: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tab/>[[1,0,0,1],[1,0,1,1],[1,0,0,2],[1,1,0,1]]</text:span></text:p>
              </text:list-item>
            </text:list>
            <text:list text:style-name="a585">
              <text:list-item>
                <text:p text:style-name="a584" text:class-names="" text:cond-style-name=""><text:span text:style-name="a579" text:class-names="">2. Robot –<text:s text:c="1"/></text:span><text:span text:style-name="a580" text:class-names="">List with length<text:s text:c="1"/></text:span><text:span text:style-name="a581" text:class-names="">= 2 [</text:span><text:span text:style-name="a582" text:class-names="">x,y</text:span><text:span text:style-name="a583" text:class-names="">], for example: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tab/>[1,5]</text:span></text:p>
              </text:list-item>
            </text:list>
            <text:list text:style-name="a592">
              <text:list-item>
                <text:p text:style-name="a591" text:class-names="" text:cond-style-name=""><text:span text:style-name="a589" text:class-names="">Code</text:span><text:span text:style-name="a590" text:class-names=""/></text:p>
              </text:list-item>
            </text:list>
          </draw:text-box>
          <svg:title/>
          <svg:desc/>
        </draw:frame>
        <draw:custom-shape svg:width="0.70578in" svg:height="0.70578in" draw:id="id118" draw:style-name="a596" draw:transform="translate(-0.35289in -0.35289in) rotate(-0.7854) translate(12.44019in 2.67138in)" draw:name="Rectangle 9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19" draw:style-name="a599" draw:transform="translate(-1.38497in -0.6961in) rotate(-4.71239) translate(12.63723in 2.16485in)" draw:name="Isosceles Triangle 11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20" draw:style-name="a602" draw:transform="translate(-1.10322in -0.55449in) rotate(-1.5708) translate(0.55447in 6.13547in)" draw:name="Isosceles Triangle 13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21" draw:style-name="a605" draw:transform="translate(-0.26551in -0.26551in) rotate(-0.7854) translate(0.73349in 6.53051in)" draw:name="Rectangle 15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550" xlink:href="media/image8.png" xlink:show="embed" xlink:actuate="onLoad"/>
    <draw:fill-image draw:name="a517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/04/2022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e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4/04/2022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s estilos do texto de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/04/2022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4/04/2022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s estilos do texto de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4/04/2022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s estilos do texto de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s estilos do texto de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/04/2022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/04/2022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4/04/2022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de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4/04/2022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/04/2022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4/04/2022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de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4/04/2022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eligência Artificial Trabalho 1</dc:title>
    <meta:initial-creator>Luísa Maria Pereira Araújo</meta:initial-creator>
    <dc:creator>Luísa Maria Pereira Araújo</dc:creator>
    <meta:creation-date>2022-04-04T20:05:01Z</meta:creation-date>
    <dc:date>2022-04-04T22:16:51Z</dc:date>
    <meta:editing-cycles>2</meta:editing-cycles>
    <meta:editing-duration>PT7560S</meta:editing-duration>
    <meta:document-statistic meta:paragraph-count="36" meta:word-count="432"/>
  </office:meta>
</office:document-meta>
</file>